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006cm" fo:break-before="auto" style:use-optimal-row-height="true"/>
    </style:style>
    <style:style style:name="ro8" style:family="table-row">
      <style:table-row-properties style:row-height="2.427cm" fo:break-before="auto" style:use-optimal-row-height="true"/>
    </style:style>
    <style:style style:name="ro9" style:family="table-row">
      <style:table-row-properties style:row-height="3.217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637cm" fo:break-before="auto" style:use-optimal-row-height="true"/>
    </style:style>
    <style:style style:name="ro15" style:family="table-row">
      <style:table-row-properties style:row-height="4.796cm" fo:break-before="auto" style:use-optimal-row-height="true"/>
    </style:style>
    <style:style style:name="ro16" style:family="table-row">
      <style:table-row-properties style:row-height="4.24cm" fo:break-before="auto" style:use-optimal-row-height="false"/>
    </style:style>
    <style:style style:name="ro17" style:family="table-row">
      <style:table-row-properties style:row-height="3.217cm" fo:break-before="auto" style:use-optimal-row-height="false"/>
    </style:style>
    <style:style style:name="ro1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3T12:04:09.32">
            <text:p>0413 <text:s/>1204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3T12:04:09.32">
            <text:p>0413 <text:s/>1204</text:p>
          </table:table-cell>
          <table:table-cell table:style-name="ce8" table:formula="of:=NOW()" office:value-type="date" office:date-value="2022-04-13T12:04:09.32">
            <text:p>0413 <text:s/>120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3T12:04:09.32">
            <text:p>0413 <text:s/>120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3T12:04:09.32">
            <text:p>0413 <text:s/>1204</text:p>
          </table:table-cell>
          <table:table-cell table:style-name="ce8" table:formula="of:=NOW()" office:value-type="date" office:date-value="2022-04-13T12:04:09.32">
            <text:p>0413 <text:s/>1204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aaA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aaA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aaA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3T12:04:09.58">
            <text:p>2022/4/13 12:04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8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3">2022/04/13</text:date>, <text:time>12:04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3T12:04:09.11</dc:date>
    <dc:creator>iwabuchi ken</dc:creator>
    <meta:editing-duration>P17DT4H55M43S</meta:editing-duration>
    <meta:editing-cycles>2363</meta:editing-cycles>
    <meta:generator>OpenOffice/4.1.3$Win32 OpenOffice.org_project/413m1$Build-9783</meta:generator>
    <meta:document-statistic meta:table-count="2" meta:cell-count="801" meta:object-count="0"/>
  </office:meta>
</office:document-meta>
</file>